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0a2" officeooo:paragraph-rsid="001c90a2"/>
    </style:style>
    <style:style style:name="P2" style:family="paragraph" style:parent-style-name="Standard">
      <style:text-properties officeooo:rsid="001c90a2" officeooo:paragraph-rsid="002daa97"/>
    </style:style>
    <style:style style:name="P3" style:family="paragraph" style:parent-style-name="Standard">
      <style:text-properties officeooo:rsid="001dcc27" officeooo:paragraph-rsid="001dcc27"/>
    </style:style>
    <style:style style:name="P4" style:family="paragraph" style:parent-style-name="Standard">
      <style:text-properties officeooo:rsid="001dcc27" officeooo:paragraph-rsid="002e2c6a"/>
    </style:style>
    <style:style style:name="P5" style:family="paragraph" style:parent-style-name="Standard">
      <style:text-properties fo:font-size="16pt" officeooo:rsid="001c90a2" officeooo:paragraph-rsid="001c90a2" style:font-size-asian="16pt" style:font-size-complex="16pt"/>
    </style:style>
    <style:style style:name="P6" style:family="paragraph" style:parent-style-name="Standard">
      <style:text-properties fo:font-size="16pt" officeooo:rsid="002c8d81" officeooo:paragraph-rsid="001c90a2" style:font-size-asian="16pt" style:font-size-complex="16pt"/>
    </style:style>
    <style:style style:name="P7" style:family="paragraph" style:parent-style-name="Standard">
      <style:text-properties officeooo:rsid="002c8d81" officeooo:paragraph-rsid="002c8d81"/>
    </style:style>
    <style:style style:name="P8" style:family="paragraph" style:parent-style-name="Standard">
      <style:text-properties officeooo:rsid="002daa97" officeooo:paragraph-rsid="002daa97"/>
    </style:style>
    <style:style style:name="P9" style:family="paragraph" style:parent-style-name="Standard">
      <style:text-properties officeooo:rsid="002e2c6a" officeooo:paragraph-rsid="002e2c6a"/>
    </style:style>
    <style:style style:name="P10" style:family="paragraph" style:parent-style-name="Standard">
      <style:text-properties officeooo:rsid="002e2c6a" officeooo:paragraph-rsid="00308fc5"/>
    </style:style>
    <style:style style:name="P11" style:family="paragraph" style:parent-style-name="Standard">
      <style:text-properties officeooo:rsid="00308fc5" officeooo:paragraph-rsid="00308fc5"/>
    </style:style>
    <style:style style:name="P12" style:family="paragraph" style:parent-style-name="Standard">
      <style:text-properties officeooo:rsid="00308fc5" officeooo:paragraph-rsid="0031f9d8"/>
    </style:style>
    <style:style style:name="P13" style:family="paragraph" style:parent-style-name="Standard">
      <style:text-properties officeooo:rsid="00362c23" officeooo:paragraph-rsid="00362c23"/>
    </style:style>
    <style:style style:name="P14" style:family="paragraph" style:parent-style-name="Standard">
      <style:paragraph-properties fo:margin-top="0in" fo:margin-bottom="0.1965in" style:contextual-spacing="false"/>
    </style:style>
    <style:style style:name="T1" style:family="text">
      <style:text-properties officeooo:rsid="001dcc27"/>
    </style:style>
    <style:style style:name="T2" style:family="text">
      <style:text-properties officeooo:rsid="0021868c"/>
    </style:style>
    <style:style style:name="T3" style:family="text">
      <style:text-properties officeooo:rsid="0023162c"/>
    </style:style>
    <style:style style:name="T4" style:family="text">
      <style:text-properties officeooo:rsid="002662a6"/>
    </style:style>
    <style:style style:name="T5" style:family="text">
      <style:text-properties style:text-position="super 58%" officeooo:rsid="002662a6"/>
    </style:style>
    <style:style style:name="T6" style:family="text">
      <style:text-properties officeooo:rsid="002bb807"/>
    </style:style>
    <style:style style:name="T7" style:family="text">
      <style:text-properties officeooo:rsid="002daa97"/>
    </style:style>
    <style:style style:name="T8" style:family="text">
      <style:text-properties officeooo:rsid="00308fc5"/>
    </style:style>
    <style:style style:name="T9" style:family="text">
      <style:text-properties officeooo:rsid="0031f9d8"/>
    </style:style>
    <style:style style:name="T10" style:family="text">
      <style:text-properties officeooo:rsid="0034e97c"/>
    </style:style>
    <style:style style:name="T11" style:family="text">
      <style:text-properties officeooo:rsid="0038d4f5"/>
    </style:style>
    <style:style style:name="T12" style:family="text">
      <style:text-properties officeooo:rsid="003a8759"/>
    </style:style>
    <style:style style:name="T13" style:family="text">
      <style:text-properties officeooo:rsid="003e2863"/>
    </style:style>
    <style:style style:name="T14" style:family="text">
      <style:text-properties officeooo:rsid="00401770"/>
    </style:style>
    <style:style style:name="T15" style:family="text">
      <style:text-properties officeooo:rsid="00440ff1"/>
    </style:style>
    <style:style style:name="T16" style:family="text">
      <style:text-properties officeooo:rsid="0046720c"/>
    </style:style>
    <style:style style:name="T17" style:family="text">
      <style:text-properties officeooo:rsid="00519d05"/>
    </style:style>
    <style:style style:name="T18" style:family="text">
      <style:text-properties officeooo:rsid="0052b10e"/>
    </style:style>
    <style:style style:name="T19" style:family="text">
      <style:text-properties officeooo:rsid="0053c93d"/>
    </style:style>
    <style:style style:name="T20" style:family="text">
      <style:text-properties officeooo:rsid="005591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inting money without <text:span text:style-name="T1">causing </text:span>inflation, for now. </text:p>
      <text:p text:style-name="P6"/>
      <text:p text:style-name="P1"/>
      <text:p text:style-name="P7">After a huge stimulatory push by the Fed; <text:s/>six years of interest rates at zero, and more than 4 Trillion dollars <text:span text:style-name="T13">created</text:span> by the Quantitative <text:span text:style-name="T9">E</text:span>asing program <text:span text:style-name="T9">(or simply “QE”)</text:span>, we have witnessed <text:span text:style-name="T9">a massive c</text:span>reation of new money. <text:span text:style-name="T6">Perhaps the most important, as well as most substantiated economic theory, is that of inflation. Simply put, it states that more money in the economy results in more inflation. </text:span>This begs the question; why is inflation so low? </text:p>
      <text:p text:style-name="P7"/>
      <text:p text:style-name="P8">There are only two possible explanations for this low inflation: Either the economy has grown enormously and in pace with the creation of new money, or, that this new money was created but is not circulating in the economy. The first option is clearly not the case, so we are left with the second. Indeed, for there to be inflation, the median income must rise. Since it has not, <text:span text:style-name="T9">it indeed looks as if all this newly created money </text:span>is “st<text:span text:style-name="T9">u</text:span>ck” somewhere. To find where it is hiding, we need to “follow the money”. </text:p>
      <text:p text:style-name="P8"/>
      <text:p text:style-name="P2"><text:span text:style-name="T7">The mechanism by which new money is infused into the world by the Fed, is by buying various securities from financial institutions. These are mostly Government bonds, but as part of QE, also included mortgage backed securities. By buying these securities from financial institutions, the Fed is <text:s/>supplying those institutions with cash. The idea is that banks will use this money to provide loans to the public and to businesses, thus “stimulating the economy”. Some of the money provided by the Fed has indeed gone this way. It is of note that most large businesses have been loading up on debt. Mortgage rates have dropped, providing cheap loans to the public as well. But since median income has not risen significantly, the money is not freely flowing out of banks. </text:span></text:p>
      <text:p text:style-name="P2"/>
      <text:p text:style-name="P9">One very important role of the Federal reserve as a central bank, is that it requires banks to hold 10% of <text:s/>their deposits on reserve at the Fed <text:span text:style-name="T14">(and this is also the source of it's name)</text:span>. This is <text:span text:style-name="T14">done</text:span> to insure the availability of cash <text:span text:style-name="T14">in hopes of</text:span> avoid<text:span text:style-name="T14">ing</text:span> a bank failure in the situation of rapid deposit withdrawal. <text:span text:style-name="T11">This means that </text:span>banks are required to NOT lend out <text:span text:style-name="T11">at least </text:span>10% of their deposits. Since banks make money from lending, banks only hold the required minimum amount <text:span text:style-name="T14">on reserve </text:span>at the <text:span text:style-name="T11">Fed</text:span>, choosing to lend out the remainder at the <text:span text:style-name="T12">highest</text:span> rate they c<text:span text:style-name="T10">an</text:span>. </text:p>
      <text:p text:style-name="P9"/>
      <text:p text:style-name="P10">This all changed in 2008. <text:span text:style-name="T7">As of yesterday, May 27</text:span><text:span text:style-name="T5">th</text:span><text:span text:style-name="T4"> 2015, there are more than 2.5 Trillion dollars held held in EXCESS of the required minimum. That's a lot of money. It's almost one quarter of the entire amount of <text:s/>money in circulation in the United States. And it's just sitting there, idly, not circulating through the economy. This money was not always there. Such huge deposits at the Federal reserve are a recent development. In the 50 years before 2008, excess reserves at the Fed never exceeded 15 Billion dollars, or less than 0.6% of what they currently are.</text:span></text:p>
      <text:p text:style-name="P10"/>
      <text:p text:style-name="P13">So what happened?</text:p>
      <text:p text:style-name="P10"/>
      <text:p text:style-name="P10"><text:span text:style-name="T8">In 2006, Congress passed legislation that allowed the Fed to pay banks interest on money they deposited at the Federal Reserve. In 2008, the Fed, in its role as lender of last resort, acted quickly to provide money to the failing financial system, and prevented it from imploding. The Fed also understood that the infusion of so much new money into the world would inevitability cause inflation. The Fed then, for the first time ever, used it's new authority to pay interest on deposits held at the Fed. This created two options for banks to collect interest on their money. The first option is the one they always had; the <text:s/>interest payment on overnight loans to other banks, on deposits held at the Fed (the </text:span><text:soft-page-break/><text:span text:style-name="T8">good old “Federal interest rate”). This rate averaged about 0.13% over the past six years. The second option available to banks, is the new interest payed to them directly by the Fed, on any deposits they have at the Federal reserve. This interest rate was set at 0.25%. While this is a very low rate, it is still double what can be achieved from inter bank loans. Whats more, all this is taking place during a time when banks are very reluctant to lend money (that's why the Fed had to act so drastically in the first place). In this environment, where banks don't want to lend, the Fed is buying securities from them (as part of QE), and at the same time promising to pay interest on any funds deposited back at the Fed, banks started depositing huge amounts of money at the Federal Reserve. Since the Fed is also the source of this money, it is as if the money never even left the Fed.</text:span></text:p>
      <text:p text:style-name="P10"/>
      <text:p text:style-name="P11">So that is how we ended up with a huge creation of new money, <text:span text:style-name="T17">but with so much of it</text:span> simply stock piling <text:span text:style-name="T15">at the Fed</text:span> <text:span text:style-name="T9">and</text:span> never leaving <text:span text:style-name="T15">it</text:span>. The Fed has been very successful at both preventing a collapse of the financial system, and <text:span text:style-name="T18">at restoring confidence</text:span> that it will <text:span text:style-name="T18">continue </text:span>do whatever it takes to provide financial stability. By paying <text:span text:style-name="T9">interest</text:span> on deposits, the Fed has also been extremely successful at <text:span text:style-name="T9">controlling</text:span> the flow of currency, and <text:span text:style-name="T9">keeping</text:span> inflation low throughout a period of massive stimulation. <text:span text:style-name="T9">Theses two achievements, are both extremely i</text:span>mpressive, and <text:span text:style-name="T9">of the highest</text:span> importan<text:span text:style-name="T9">ce</text:span>. </text:p>
      <text:p text:style-name="P11"/>
      <text:p text:style-name="P12">But there is still a long road ahead. <text:span text:style-name="T19">The Fed must continue dealing with the </text:span>untangling the current situation. The <text:span text:style-name="T20">Quantitative</text:span> <text:span text:style-name="T20">E</text:span>asing <text:span text:style-name="T9">program</text:span> ended in 2014. The next step is to <text:span text:style-name="T9">gradually</text:span> raise <text:span text:style-name="T9">interest</text:span> rates back to sustainable <text:span text:style-name="T9">levels</text:span>. <text:span text:style-name="T9">This will begin in the next few months and</text:span> interest <text:span text:style-name="T16">rates </text:span>will rise above 0.25% some time in the coming 12 months. When interest rates cross that level, <text:span text:style-name="T16">banks will no longer be so eager to hold excess reserves at the Fed, and we will see the massive 2.5 Trillion dollar pile of money exit the Federal reserve. Such an opening of the flood gates will surly cause high inflation, probably into double digits on an annual basis. </text:span></text:p>
      <text:p text:style-name="P12"/>
      <text:p text:style-name="P12"><text:span text:style-name="T9">The Fed still has the authority to pay interest on these funds, and it can raise it's payment above 0.25%. So we are sure to see the Fed attempting a very tricky financial dance. They will try to raise the interest they pay on deposits, in step with raising the (inter bank loan) interest rate target. On the one hand, the Fed will be allowing these funds into the economy, while at the same time carefully keeping their foot on the breaks, so that the money flows out slowly enough as to not cause very high inflation. To do so, the Fed will need to constantly adjust it's rate targets, while all the time keeping a close eye on inflation. This is no easy task, and it will take years, if not decades to carry out. With such a huge creation of new money behind us, we are sure to see higher inflation over the next ten years. Let's hope that the Fed can manage this new phase of financial recuperation as successfully as they have been managing the crisis up till now, and continue to keep inflation down, as much as possible. </text:span></text:p>
      <text:p text:style-name="P9"/>
      <text:p text:style-name="P9"/>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Dearest good people of Planet Money,</text:p>
      <text:p text:style-name="P3"/>
      <text:p text:style-name="P14">Thank you for <text:span text:style-name="T2">putting</text:span> out such a great podcast. It is the highest, and purest form of <text:span text:style-name="T2">Journalism.</text:span> You make people's lives better through your awesomeness. Thank you, <text:span text:style-name="T2">and</text:span> please <text:span text:style-name="T2">keep</text:span> on doing it.  </text:p>
      <text:p text:style-name="P14">I was wondering if you had any thoughts about covering the topic of the excess reserves held at the Federal Reserve, currently totaling over<text:a xlink:type="simple" xlink:href="http://research.stlouisfed.org/fred2/series/WRESBAL"> 2.5 Trillion dollars</text:a>. This is of very high economical importance, as it relates to where a lot of the money from the <text:span text:style-name="T2">Quantitative</text:span> Easing plans has gone, as well as to why we have such low inflation, and perhaps more importantly, why we may have higher inflation in the future once these funds are freed. <text:line-break/><text:line-break/>I don't hear or see any <text:span text:style-name="T2">discussion</text:span> of it, and am <text:span text:style-name="T2">really</text:span> hoping you can help <text:span text:style-name="T2">research</text:span> this issue, with your very talented staff. It is also of a timely nature, as <text:span text:style-name="T2">the release of these massive funds, is a likely consequence</text:span> of the up coming interest rate increase.</text:p>
      <text:p text:style-name="P14">Your <text:span text:style-name="T3">thankful</text:span>, and die hard <text:span text:style-name="T3">lister</text:span>, </text:p>
      <text:p text:style-name="P14">Daniel Gelbart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5:16:10.740022396</meta:creation-date>
    <dc:date>2015-05-31T17:30:59.208356718</dc:date>
    <meta:editing-duration>P2DT2H10M53S</meta:editing-duration>
    <meta:editing-cycles>47</meta:editing-cycles>
    <meta:generator>LibreOffice/4.2.8.2$Linux_X86_64 LibreOffice_project/420m0$Build-2</meta:generator>
    <meta:document-statistic meta:table-count="0" meta:image-count="0" meta:object-count="0" meta:page-count="3" meta:paragraph-count="16" meta:word-count="1396" meta:character-count="7818" meta:non-whitespace-character-count="6419"/>
  </office:meta>
</office:document-meta>
</file>